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3f09c" officeooo:paragraph-rsid="0013f09c" fo:background-color="#ffff00"/>
    </style:style>
    <style:style style:name="P2" style:family="paragraph" style:parent-style-name="Heading_20_3">
      <style:text-properties fo:font-size="14pt" style:font-size-asian="14pt" style:font-size-complex="14pt"/>
    </style:style>
    <style:style style:name="P3" style:family="paragraph" style:parent-style-name="Heading_20_3">
      <style:text-properties fo:font-size="14pt" officeooo:paragraph-rsid="0013f09c" style:font-size-asian="14pt" style:font-size-complex="14pt"/>
    </style:style>
    <style:style style:name="P4" style:family="paragraph" style:parent-style-name="Text_20_body">
      <style:text-properties officeooo:rsid="00119865" officeooo:paragraph-rsid="0013f09c"/>
    </style:style>
    <style:style style:name="P5" style:family="paragraph" style:parent-style-name="Text_20_body">
      <style:text-properties officeooo:rsid="0013f09c" fo:background-color="#ffff00"/>
    </style:style>
    <style:style style:name="P6" style:family="paragraph" style:parent-style-name="Text_20_body">
      <style:text-properties officeooo:rsid="0013f09c" officeooo:paragraph-rsid="0013f09c" fo:background-color="#ffff00"/>
    </style:style>
    <style:style style:name="P7" style:family="paragraph" style:parent-style-name="Text_20_body">
      <style:text-properties officeooo:paragraph-rsid="0013f09c"/>
    </style:style>
    <style:style style:name="P8" style:family="paragraph" style:parent-style-name="Text_20_body">
      <style:text-properties officeooo:rsid="0013f09c" officeooo:paragraph-rsid="0013f09c" fo:background-color="transparent"/>
    </style:style>
    <style:style style:name="P9" style:family="paragraph" style:parent-style-name="Text_20_body">
      <style:text-properties officeooo:paragraph-rsid="0015eae2"/>
    </style:style>
    <style:style style:name="P10" style:family="paragraph" style:parent-style-name="Text_20_body">
      <style:text-properties fo:font-weight="bold" officeooo:paragraph-rsid="0015eae2" style:font-weight-asian="bold" style:font-weight-complex="bold"/>
    </style:style>
    <style:style style:name="P11" style:family="paragraph" style:parent-style-name="Text_20_body">
      <style:text-properties officeooo:paragraph-rsid="00176f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6fc9" style:font-weight-asian="bold" style:font-weight-complex="bold"/>
    </style:style>
    <style:style style:name="T3" style:family="text">
      <style:text-properties officeooo:rsid="0013f09c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3f09c" fo:background-color="#ffff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3f09c" style:font-size-asian="10pt" style:font-size-complex="10pt"/>
    </style:style>
    <style:style style:name="T9" style:family="text">
      <style:text-properties fo:font-size="10pt" officeooo:rsid="0015eae2" style:font-size-asian="10pt" style:font-size-complex="10pt"/>
    </style:style>
    <style:style style:name="T10" style:family="text">
      <style:text-properties fo:font-size="10pt" officeooo:rsid="00176fc9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13f09c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176fc9" style:font-size-asian="10pt" style:font-weight-asian="bold" style:font-size-complex="10pt" style:font-weight-complex="bold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Liberation Sans" fo:font-size="10pt" officeooo:rsid="0015eae2" style:font-size-asian="10pt" style:font-size-complex="10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15eae2" style:font-size-asian="14pt" style:font-size-complex="14pt"/>
    </style:style>
    <style:style style:name="T18" style:family="text">
      <style:text-properties fo:font-size="14pt" officeooo:rsid="00176fc9" style:font-size-asian="14pt" style:font-size-complex="14pt"/>
    </style:style>
    <style:style style:name="T19" style:family="text">
      <style:text-properties fo:font-size="14pt" fo:font-weight="bold" officeooo:rsid="00176fc9" style:font-size-asian="14pt" style:font-weight-asian="bold" style:font-size-complex="14pt" style:font-weight-complex="bold"/>
    </style:style>
    <style:style style:name="T20" style:family="text">
      <style:text-properties officeooo:rsid="0015eae2"/>
    </style:style>
    <style:style style:name="T21" style:family="text">
      <style:text-properties officeooo:rsid="00176fc9"/>
    </style:style>
    <style:style style:name="T22" style:family="text">
      <style:text-properties fo:font-size="15pt" officeooo:rsid="00176fc9" style:font-size-asian="15pt" style:font-size-complex="15pt"/>
    </style:style>
    <style:style style:name="T23" style:family="text">
      <style:text-properties fo:font-size="15pt" fo:font-weight="bold" officeooo:rsid="00176fc9" style:font-size-asian="15pt" style:font-weight-asian="bold" style:font-size-complex="15pt" style:font-weight-complex="bold"/>
    </style:style>
    <style:style style:name="T24" style:family="text">
      <style:text-properties style:font-name="Liberation Serif" fo:font-size="14pt" fo:font-weight="bold" officeooo:rsid="00176fc9" style:font-size-asian="14pt" style:font-weight-asian="bold" style:font-size-complex="14pt" style:font-weight-complex="bold"/>
    </style:style>
    <style:style style:name="T25" style:family="text">
      <style:text-properties style:font-name="Liberation Serif" fo:font-weight="bold" officeooo:rsid="00176fc9" style:font-weight-asian="bold" style:font-weight-complex="bold"/>
    </style:style>
    <style:style style:name="T26" style:family="text">
      <style:text-properties style:font-name="Liberation Serif" fo:font-size="15pt" fo:font-weight="bold" officeooo:rsid="00176fc9" style:font-size-asian="15pt" style:font-weight-asian="bold" style:font-size-complex="15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4">SPECIFICA DELL</text:span><text:span text:style-name="T5">E</text:span><text:span text:style-name="T4"> CLASS</text:span><text:span text:style-name="T5">I – ACCADEMIA 2</text:span></text:h>
      <text:p text:style-name="P5"/>
      <text:p text:style-name="P8">Qui sotto andiamo a specificare la documentazione per la specifica delle classi con i loro relativi metodi/operazioni, con tutte le specifiche richieste (per ogni classe contenente metodi/operazioni) <text:s/>del caso:<text:span text:style-name="T1"> operazione, pre-condizioni e post-condizioni:</text:span></text:p>
      <text:p text:style-name="P6"/>
      <text:h text:style-name="P1" text:outline-level="2"><text:span text:style-name="T6">SPECIFICA DELLA CLASSE “</text:span><text:span text:style-name="Strong_20_Emphasis"><text:span text:style-name="T6">Impegno”</text:span></text:span></text:h>
      <text:h text:style-name="P2" text:outline-level="3"><text:s/><text:span text:style-name="T20">1. </text:span>Operazione</text:h>
      <text:p text:style-name="Text_20_body"><text:span text:style-name="Source_20_Text"><text:span text:style-name="T14">+coerenzaDate() : Boolean</text:span></text:span></text:p>
      <text:p text:style-name="P7"><text:span text:style-name="Strong_20_Emphasis"><text:span text:style-name="T16">Pre-condizioni:</text:span></text:span><text:line-break/><text:span text:style-name="T7">• L’oggetto di invocazione </text:span><text:span text:style-name="T8">(this) </text:span><text:span text:style-name="T7">ha un valore definito per gli attributi </text:span><text:span text:style-name="Source_20_Text"><text:span text:style-name="T12">dataInizio</text:span></text:span><text:span text:style-name="T11"> e </text:span><text:span text:style-name="Source_20_Text"><text:span text:style-name="T11">dat</text:span></text:span><text:span text:style-name="Source_20_Text"><text:span text:style-name="T12">aFine.</text:span></text:span></text:p>
      <text:p text:style-name="Text_20_body"><text:span text:style-name="Strong_20_Emphasis"><text:span text:style-name="T16">Post-condizioni:</text:span></text:span><text:line-break/><text:span text:style-name="T7">• L’operazione non modifica lo stato dell’oggetto (nessuna modifica ai dati dell’istanza).<text:line-break/>• Il valore di ritorno </text:span><text:span text:style-name="T8">(result) </text:span><text:span text:style-name="T7">è così definito:<text:line-break/> ◦ Sia </text:span><text:span text:style-name="T8">d1</text:span><text:span text:style-name="T7"> il valore dell’attributo </text:span><text:span text:style-name="T8">dataInizio</text:span><text:span text:style-name="T7"><text:line-break/> ◦ Sia </text:span><text:span text:style-name="T8">d2</text:span><text:span text:style-name="T7"> il valore dell’attributo </text:span><text:span text:style-name="T8">dataFine</text:span><text:span text:style-name="T7"><text:line-break/> ◦ Allora: </text:span><text:span text:style-name="T8">result = (d1 </text:span><text:span text:style-name="Source_20_Text"><text:span text:style-name="T7">≤ </text:span></text:span><text:span text:style-name="Source_20_Text"><text:span text:style-name="T8">d2)</text:span></text:span></text:p>
      <text:p text:style-name="Text_20_body"><text:span text:style-name="Source_20_Text"><text:span text:style-name="T8"/></text:span></text:p>
      <text:p text:style-name="P10"><text:span text:style-name="T20">2. </text:span><text:span text:style-name="T17">Operazione</text:span></text:p>
      <text:p text:style-name="P9"><text:span text:style-name="Source_20_Text"><text:span text:style-name="T15">+durataImpegno() : Reale </text:span></text:span><text:span text:style-name="Source_20_Text"><text:span text:style-name="T9">≥ 0</text:span></text:span><text:span text:style-name="Source_20_Text"><text:span text:style-name="T15"> </text:span></text:span></text:p>
      <text:p text:style-name="P9"><text:span text:style-name="T7">“Ogni istanza rappresenta un impegno registrato da un docente universitario, riconducibile a una tipologia specifica.”</text:span></text:p>
      <text:p text:style-name="P9"><text:span text:style-name="Strong_20_Emphasis"><text:span text:style-name="T16">Pre-condizioni:</text:span></text:span></text:p>
      <text:p text:style-name="P9"><text:span text:style-name="T7">• L’oggetto di invocazione </text:span><text:span text:style-name="T8">(this) ha definiti i valori </text:span><text:span text:style-name="Source_20_Text"><text:span text:style-name="T12">dataInizio</text:span></text:span><text:span text:style-name="T12"> e </text:span><text:span text:style-name="Source_20_Text"><text:span text:style-name="T12">dataFine</text:span></text:span><text:span text:style-name="T8">, espressi nel formato </text:span><text:span text:style-name="Source_20_Text"><text:span text:style-name="T8">GG/MM/AAAA </text:span></text:span><text:span text:style-name="Source_20_Text"><text:span text:style-name="T9">| OO</text:span></text:span><text:span text:style-name="Source_20_Text"><text:span text:style-name="T8">:MM:SS</text:span></text:span><text:span text:style-name="T8">. </text:span><text:span text:style-name="T9">Dove → G= giorno, M= mese, A= anno | O= ora, M= minuto, S= secondo)</text:span><text:line-break/> <text:span text:style-name="Source_20_Text"><text:span text:style-name="T7">dataFine ≥ dataInizio</text:span></text:span><text:span text:style-name="T7">.</text:span></text:p>
      <text:p text:style-name="P9"><text:span text:style-name="Strong_20_Emphasis"><text:span text:style-name="T16">Post-condizioni:</text:span></text:span><text:line-break/><text:span text:style-name="T7">• Nessuna modifica allo stato estensionale dell’oggetto.<text:line-break/>• Il risultato (</text:span><text:span text:style-name="Source_20_Text"><text:span text:style-name="T7">result</text:span></text:span><text:span text:style-name="T7">) è così definito:<text:line-break/> ◦ </text:span><text:span text:style-name="Source_20_Text"><text:span text:style-name="T7">result</text:span></text:span><text:span text:style-name="T7"> è la differenza tra </text:span><text:span text:style-name="Source_20_Text"><text:span text:style-name="T7">dataFine</text:span></text:span><text:span text:style-name="T7"> e </text:span><text:span text:style-name="Source_20_Text"><text:span text:style-name="T7">dataInizio</text:span></text:span><text:span text:style-name="T7">, espressa in </text:span><text:span text:style-name="Strong_20_Emphasis"><text:span text:style-name="T7">ore decimali</text:span></text:span><text:span text:style-name="T7"><text:line-break/> ◦ Non viene fatta distinzione tra ore lavorative o non lavorative.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oft-page-break/><text:span text:style-name="Source_20_Text"><text:span text:style-name="T8"/></text:span></text:p>
      <text:p text:style-name="P11"><text:span text:style-name="Source_20_Text"><text:span text:style-name="T23">3.</text:span></text:span><text:span text:style-name="Source_20_Text"><text:span text:style-name="T26">Operazione</text:span></text:span></text:p>
      <text:p text:style-name="P11"><text:span text:style-name="Source_20_Text">+</text:span><text:span text:style-name="Source_20_Text"><text:span text:style-name="T7">verificaDurata() : Boolean</text:span></text:span></text:p>
      <text:p text:style-name="P11"><text:span text:style-name="Strong_20_Emphasis">Pre-condizioni:</text:span><text:line-break/>• <text:span text:style-name="T7">L’oggetto di invocazione </text:span><text:span text:style-name="T8">(this) ha definiti i valori </text:span><text:span text:style-name="Source_20_Text"><text:span text:style-name="T12">dataInizio</text:span></text:span><text:span text:style-name="T12"> e </text:span><text:span text:style-name="Source_20_Text"><text:span text:style-name="T12">dataFine</text:span></text:span><text:span text:style-name="T8">, </text:span><text:span text:style-name="T13">durataOre, tipologia</text:span></text:p>
      <text:p text:style-name="P11"><text:span text:style-name="Strong_20_Emphasis">Post-condizioni:</text:span><text:line-break/>• Nessuna modifica allo stato dell’oggetto.<text:line-break/><text:span text:style-name="T7">• Il valore restituito </text:span><text:span text:style-name="T10">(result)</text:span><text:span text:style-name="T7"> è:<text:line-break/> ◦ </text:span><text:span text:style-name="Source_20_Text"><text:span text:style-name="T7">true</text:span></text:span><text:span text:style-name="T7"> se:<text:line-break/>  </text:span><text:span text:style-name="T11">- </text:span><text:span text:style-name="Source_20_Text"><text:span text:style-name="T11">tipologia</text:span></text:span><text:span text:style-name="T11"> = </text:span><text:span text:style-name="Source_20_Text"><text:span text:style-name="T11">Assenza</text:span></text:span><text:span text:style-name="T11"> con </text:span><text:span text:style-name="Source_20_Text"><text:span text:style-name="T11">motivazione = malattia</text:span></text:span><text:span text:style-name="T11"> e </text:span><text:span text:style-name="Source_20_Text"><text:span text:style-name="T11">durataOre = 24</text:span></text:span><text:span text:style-name="T7"><text:line-break/>  - </text:span><text:span text:style-name="Strong_20_Emphasis"><text:span text:style-name="T7">oppure</text:span></text:span><text:span text:style-name="T7"> </text:span><text:span text:style-name="Source_20_Text"><text:span text:style-name="T11">durataOre = durataImpegno() </text:span></text:span><text:span text:style-name="Source_20_Text"><text:span text:style-name="T13">ore</text:span></text:span><text:span text:style-name="T7"><text:line-break/> ◦ </text:span><text:span text:style-name="Source_20_Text"><text:span text:style-name="T7">false</text:span></text:span><text:span text:style-name="T7"> in tutti gli altri casi</text:span></text:p>
      <text:p text:style-name="P11"><text:span text:style-name="Source_20_Text"><text:span text:style-name="T7"/></text:span></text:p>
      <text:h text:style-name="Heading_20_2" text:outline-level="2">SPECIFICA DELLA CLASSE <text:span text:style-name="Strong_20_Emphasis">“</text:span><text:span text:style-name="Strong_20_Emphasis"><text:span text:style-name="T3">WorkPackage”</text:span></text:span></text:h>
      <text:h text:style-name="P3" text:outline-level="3"><text:s/>Operazione</text:h>
      <text:p text:style-name="P7"><text:span text:style-name="Source_20_Text"><text:span text:style-name="T14">+coerenzaDate() : Boolean</text:span></text:span></text:p>
      <text:p text:style-name="P7"><text:span text:style-name="Strong_20_Emphasis"><text:span text:style-name="T16">Pre-condizioni:</text:span></text:span><text:line-break/><text:span text:style-name="T7">• L’oggetto di invocazione </text:span><text:span text:style-name="T8">(this) </text:span><text:span text:style-name="T7">ha un valore definito per gli attributi </text:span><text:span text:style-name="Source_20_Text"><text:span text:style-name="T12">dataInizio</text:span></text:span><text:span text:style-name="T11"> e </text:span><text:span text:style-name="Source_20_Text"><text:span text:style-name="T11">dat</text:span></text:span><text:span text:style-name="Source_20_Text"><text:span text:style-name="T12">aFine.</text:span></text:span></text:p>
      <text:p text:style-name="P7"><text:span text:style-name="Strong_20_Emphasis"><text:span text:style-name="T16">Post-condizioni:</text:span></text:span><text:line-break/><text:span text:style-name="T7">• L’operazione non modifica lo stato dell’oggetto (nessuna modifica ai dati dell’istanza).<text:line-break/>• Il valore di ritorno </text:span><text:span text:style-name="T8">(result) </text:span><text:span text:style-name="T7">è così definito:<text:line-break/> ◦ Sia </text:span><text:span text:style-name="T8">d1</text:span><text:span text:style-name="T7"> il valore dell’attributo </text:span><text:span text:style-name="T8">dataInizio</text:span><text:span text:style-name="T7"><text:line-break/> ◦ Sia </text:span><text:span text:style-name="T8">d2</text:span><text:span text:style-name="T7"> il valore dell’attributo </text:span><text:span text:style-name="T8">dataFine</text:span><text:span text:style-name="T7"><text:line-break/> ◦ Allora: </text:span><text:span text:style-name="T8">result = (d1 </text:span><text:span text:style-name="Source_20_Text"><text:span text:style-name="T7">≤ </text:span></text:span><text:span text:style-name="Source_20_Text"><text:span text:style-name="T8">d2)</text:span></text:span></text:p>
      <text:p text:style-name="P4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18:15:27.936175574</meta:creation-date>
    <dc:date>2025-05-11T15:09:38.436192090</dc:date>
    <meta:editing-duration>PT1H40M2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22" meta:word-count="331" meta:character-count="2263" meta:non-whitespace-character-count="1934"/>
  </office:meta>
</office:document-meta>
</file>